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5" style:family="text">
      <style:text-properties fo:font-size="8.00pt" fo:font-weight="normal" fo:font-family="'Cambria Math'" style:font-family-asian="'Cambria Math'" style:font-family-complex="'Cambria Math'" fo:background-color="transparent" fo:color="#ff33ff"/>
    </style:style>
    <style:style style:name="T1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7" style:family="text">
      <style:text-properties fo:font-size="8.00pt" fo:font-weight="normal" fo:font-family="'Cambria Math'" style:font-family-asian="'Cambria Math'" style:font-family-complex="'Cambria Math'" fo:background-color="transparent" fo:color="#ff33ff"/>
    </style:style>
    <style:style style:name="T1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2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3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3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4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5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6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7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8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9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0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1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18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1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8.00pt" fo:font-weight="bold" fo:font-family="'Comic Sans MS'" style:font-family-asian="'Comic Sans MS'" style:font-family-complex="'Comic Sans MS'" fo:background-color="transparent" fo:color="#ff33ff" fo:font-style="italic"/>
    </style:style>
    <style:style style:name="T12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2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3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3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4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5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62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6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6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7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8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19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00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20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20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215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224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8.00pt" fo:font-weight="bold" fo:font-family="'Comic Sans MS'" style:font-family-asian="'Comic Sans MS'" style:font-family-complex="'Comic Sans MS'" fo:background-color="transparent" fo:color="#ff33ff"/>
    </style:style>
    <style:style style:name="T233" style:family="text">
      <style:text-properties fo:font-size="8.00pt" fo:font-weight="normal" fo:font-family="'Comic Sans MS'" style:font-family-asian="'Comic Sans MS'" style:font-family-complex="'Comic Sans MS'" fo:background-color="transparent" fo:color="#ff33ff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Sugestão de Casos de Uso {</text:span></text:p>
      <text:p text:style-name="P1"><text:span text:style-name="T1"><text:tab/>...</text:span></text:p>
      <text:p text:style-name="P1"><text:span text:style-name="T1">}</text:span></text:p>
      <text:p text:style-name="P1"><text:span text:style-name="T2"/></text:p>
      <text:p text:style-name="P1"><text:span text:style-name="T3">Prioridade [</text:span></text:p>
      <text:p text:style-name="P1"><text:span text:style-name="T3"><text:tab/>0.0,10.0</text:span></text:p>
      <text:p text:style-name="P1"><text:span text:style-name="T3">]</text:span></text:p>
      <text:p text:style-name="P1"><text:span text:style-name="T4"/></text:p>
      <text:p text:style-name="P1"><text:span text:style-name="T5">Frequência </text:span></text:p>
      <text:p text:style-name="P1"><text:span text:style-name="T5">{</text:span></text:p>
      <text:p text:style-name="P1"><text:span text:style-name="T5"><text:tab/>Extremamente baixa, Muito baixa, baixa, média-baixa, média, média-alta, alta, Muito alta, Extremamente Alta</text:span></text:p>
      <text:p text:style-name="P1"><text:span text:style-name="T5">}</text:span></text:p>
      <text:p text:style-name="P1"><text:span text:style-name="T6"/></text:p>
      <text:p text:style-name="P1"><text:span text:style-name="T6"/></text:p>
      <text:p text:style-name="P1"><text:span text:style-name="T7">[Caso de uso 0.1] Distribuir a Simulação</text:span></text:p>
      <text:p text:style-name="P1"><text:span text:style-name="T8">Objetivo: Distribuir a carga de trabalho da simulação para os recursos disponíveis na rede de colaboradores. </text:span></text:p>
      <text:p text:style-name="P1"><text:span text:style-name="T8">Escopo: Framework Sleigh (Broker).</text:span></text:p>
      <text:p text:style-name="P1"><text:span text:style-name="T8">Pré-Condições: Arquivo de entrada da simulação, que será passada pela interface web.</text:span></text:p>
      <text:p text:style-name="P1"><text:span text:style-name="T8">Condição Final de Sucessos: O recurso de processamento recebeu corretamente os parâmetros necessários para realizar a simulação.</text:span></text:p>
      <text:p text:style-name="P1"><text:span text:style-name="T8">Condição Final de Falha: Ocorre uma interrupção do processo de distribuição, caso o recursos já esteja processando ele é avisado pelo ator para cancelar o processo.</text:span></text:p>
      <text:p text:style-name="P1"><text:span text:style-name="T8">Ator Primário: Cupid (Ativo)</text:span></text:p>
      <text:p text:style-name="P1"><text:span text:style-name="T9"/></text:p>
      <text:p text:style-name="P1"><text:span text:style-name="T10">Cenário Principal de Sucesso:</text:span></text:p>
      <text:p text:style-name="P1"><text:span text:style-name="T10">1º passo. Verificar se existem recursos disponíveis.</text:span></text:p>
      <text:p text:style-name="P1"><text:span text:style-name="T10">2º passo. Enviar as instruções da simulação.</text:span></text:p>
      <text:p text:style-name="P1"><text:span text:style-name="T10">3º passo. Receber ping de resposta indicando o estado: positivo, negativo, in-queue, etc.</text:span></text:p>
      <text:p text:style-name="P1"><text:span text:style-name="T11"/></text:p>
      <text:p text:style-name="P1"><text:span text:style-name="T12">Extensões:</text:span></text:p>
      <text:p text:style-name="P1"><text:span text:style-name="T12">1.1 Não existe recurso disponível: Enviar uma mensagem para o ator que não existe recurso disponível no momento.</text:span></text:p>
      <text:p text:style-name="P1"><text:span text:style-name="T12">2.1 Problemas com a comunicação via rede: Reenviar após um período de tempo. Caso falhe após X tentativas, remover o nodo na lista de colaboradores.</text:span></text:p>
      <text:p text:style-name="P1"><text:span text:style-name="T12">2.2 O nodo não é mais colaborador: Remove da lista de colaboradores.</text:span></text:p>
      <text:p text:style-name="P1"><text:span text:style-name="T12">2.3 As instruções se corromperam (ping: negativo) durante o envio: Reenviar imediatamente as instruções.</text:span></text:p>
      <text:p text:style-name="P1"><text:span text:style-name="T12">2.4 O colaborador já estava processando (ping: in-queue): Coloca na lista de colaboradores processando.</text:span></text:p>
      <text:p text:style-name="P1"><text:span text:style-name="T13"/></text:p>
      <text:p text:style-name="P1"><text:span text:style-name="T14">Informação Relacionada:</text:span></text:p>
      <text:p text:style-name="P1"><text:span text:style-name="T14">RNF: Performance.</text:span></text:p>
      <text:p text:style-name="P1"><text:span text:style-name="T14">Prioridade: 10.0.</text:span></text:p>
      <text:p text:style-name="P1"><text:span text:style-name="T14">Desempenho: Menor overhead possível.</text:span></text:p>
      <text:p text:style-name="P1"><text:span text:style-name="T14">Frequência: Muito alta.</text:span></text:p>
      <text:p text:style-name="P1"><text:span text:style-name="T14">Caso de Uso Pai: 0.X-Instanciar uma simulação</text:span></text:p>
      <text:p text:style-name="P1"><text:span text:style-name="T14">Caso de Uso Subordinados: 0.2-Retornar o Estado da Simulação.</text:span></text:p>
      <text:p text:style-name="P1"><text:span text:style-name="T14">Atores Secundários: App Pine (Pinheiro<text:s/></text:span><text:span text:style-name="T15">→</text:span><text:span text:style-name="T16"><text:s/>Árvore de Natal<text:s/></text:span><text:span text:style-name="T17">→</text:span><text:span text:style-name="T18"><text:s/>onde os presentes ficam)</text:span></text:p>
      <text:p text:style-name="P1"><text:span text:style-name="T19"/></text:p>
      <text:p text:style-name="P1"><text:span text:style-name="T19"/></text:p>
      <text:p text:style-name="P1"><text:span text:style-name="T20">[Caso de uso 0.2] Retornar o Estado da Simulação</text:span></text:p>
      <text:p text:style-name="P1"><text:span text:style-name="T21">Objetivo: Informar para os usuários-colaboradores (a.k.a Pais) sobre o andamento atual da simulação.</text:span></text:p>
      <text:p text:style-name="P1"><text:span text:style-name="T21">Escopo: Framework Sleigh.</text:span></text:p>
      <text:p text:style-name="P1"><text:span text:style-name="T21">Pré-Condições: Possuir uma simulação ativa.</text:span></text:p>
      <text:p text:style-name="P1"><text:span text:style-name="T21">Condição Final de Sucesso: Retornar os dados (Estado atual: Em andamento, Interrompido, Finalizado; progresso atual) referente ao estado atual da simulação.</text:span></text:p>
      <text:p text:style-name="P1"><text:span text:style-name="T21">Condição Final de Falha: Retornar que a simulação foi encerrada, pois o usuário cancelou a simulação.</text:span></text:p>
      <text:p text:style-name="P1"><text:span text:style-name="T21">Ator: Cupid (Passivo)</text:span></text:p>
      <text:p text:style-name="P1"><text:span text:style-name="T22"/></text:p>
      <text:p text:style-name="P1"><text:span text:style-name="T23">Cenário Principal de Sucesso:</text:span></text:p>
      <text:p text:style-name="P1"><text:span text:style-name="T23">1º passo. Acessar as variáveis de estado de simulação.</text:span></text:p>
      <text:p text:style-name="P1"><text:span text:style-name="T23">2º passo. Enviar para interface web os dados acessados.</text:span></text:p>
      <text:p text:style-name="P1"><text:span text:style-name="T23">3º passo: Receber o ping de resposta indicando o estado: positivo, negativo.</text:span></text:p>
      <text:p text:style-name="P1"><text:span text:style-name="T24"/></text:p>
      <text:p text:style-name="P1"><text:span text:style-name="T25">Extensões:</text:span></text:p>
      <text:p text:style-name="P1"><text:span text:style-name="T25">1.1 Simulação não existente: Comunica para interface web que o recurso não pode ser utilizado, pois a simulação não existe.</text:span></text:p>
      <text:p text:style-name="P1"><text:span text:style-name="T25">2.1 Falha no envio de dados: Aguardar o próximo ciclo de envio.</text:span></text:p>
      <text:p text:style-name="P1"><text:span text:style-name="T26"/></text:p>
      <text:p text:style-name="P1"><text:span text:style-name="T27">Informação Relacionada:</text:span></text:p>
      <text:p text:style-name="P1"><text:span text:style-name="T27">RNF: Confiabilidade.</text:span></text:p>
      <text:p text:style-name="P1"><text:span text:style-name="T27">Prioridade: 8.0.</text:span></text:p>
      <text:p text:style-name="P1"><text:span text:style-name="T27">Desempenho: Menor overhead de rede possível.</text:span></text:p>
      <text:p text:style-name="P1"><text:span text:style-name="T27">Frequência: Alta.</text:span></text:p>
      <text:p text:style-name="P1"><text:span text:style-name="T27">Caso de Uso Pai: 0.1-Distribuir Simulação.</text:span></text:p>
      <text:p text:style-name="P1"><text:span text:style-name="T27">Caso de Uso Subordinados: -</text:span></text:p>
      <text:p text:style-name="P1"><text:span text:style-name="T27">Atores Secundários: -</text:span></text:p>
      <text:p text:style-name="P1"><text:span text:style-name="T28"/></text:p>
      <text:p text:style-name="P1"><text:span text:style-name="T28"/></text:p>
      <text:p text:style-name="P1"><text:span text:style-name="T29">[Caso de uso 0.3] Parar a Simulação</text:span></text:p>
      <text:p text:style-name="P1"><text:span text:style-name="T30">Objetivo: Usuário deseja interromper sua simulação. </text:span></text:p>
      <text:p text:style-name="P1"><text:span text:style-name="T30">Escopo: Framework Sleigh.</text:span></text:p>
      <text:p text:style-name="P1"><text:span text:style-name="T30">Pré-Condições: Possuir uma simulação ativa.</text:span></text:p>
      <text:p text:style-name="P1"><text:span text:style-name="T30">Condição Final de Sucesso: Todos os stakeholders envolvidos com a determinada simulação serão devidamente pausados.</text:span></text:p>
      <text:p text:style-name="P1"><text:span text:style-name="T30">Condição Final de Falha: Continua a simulação. </text:span></text:p>
      <text:p text:style-name="P1"><text:span text:style-name="T30">Ator: Cupid (Ativo), Framework Sleigh.</text:span></text:p>
      <text:p text:style-name="P1"><text:span text:style-name="T31"/></text:p>
      <text:p text:style-name="P1"><text:span text:style-name="T32">Cenário Principal de Sucesso:</text:span></text:p>
      <text:p text:style-name="P1"><text:span text:style-name="T32">1º passo. Salvar o estado atual da simulação.</text:span></text:p>
      <text:p text:style-name="P1"><text:span text:style-name="T32">2º passo. Enviar sinal de parada para a simulação em execução.</text:span></text:p>
      <text:p text:style-name="P1"><text:span text:style-name="T32">3º passo. Receber o ping de resposta indicando estado: positivo, negativo.</text:span></text:p>
      <text:p text:style-name="P1"><text:span text:style-name="T32">4º passo. Enviar para os usuários-colaborados que a simulação foi pausada.</text:span></text:p>
      <text:p text:style-name="P1"><text:span text:style-name="T32">5º passo. Parar de enviar o estado de simulação.</text:span></text:p>
      <text:p text:style-name="P1"><text:span text:style-name="T33"/></text:p>
      <text:p text:style-name="P1"><text:span text:style-name="T34">Extensões:</text:span></text:p>
      <text:p text:style-name="P1"><text:span text:style-name="T34">1.1 Falha no armazenamento do estado atual: Salva o último estado válido.</text:span></text:p>
      <text:p text:style-name="P1"><text:span text:style-name="T34">2.1 Falha no envio do sinal: Aguardar o próximo ciclo de envio.</text:span></text:p>
      <text:p text:style-name="P1"><text:span text:style-name="T35"/></text:p>
      <text:p text:style-name="P1"><text:span text:style-name="T36">Informação Relacionada:</text:span></text:p>
      <text:p text:style-name="P1"><text:span text:style-name="T36">RNF: Segurança.</text:span></text:p>
      <text:p text:style-name="P1"><text:span text:style-name="T36">Prioridade: 7.5.</text:span></text:p>
      <text:p text:style-name="P1"><text:span text:style-name="T36">Desempenho: Menor espaço de tempo possível.</text:span></text:p>
      <text:p text:style-name="P1"><text:span text:style-name="T36">Frequência: Extremamente baixa.</text:span></text:p>
      <text:p text:style-name="P1"><text:span text:style-name="T36">Caso de Uso Pai: -</text:span></text:p>
      <text:p text:style-name="P1"><text:span text:style-name="T36">Caso de Uso Subordinados: -</text:span></text:p>
      <text:p text:style-name="P1"><text:span text:style-name="T36">Atores Secundários: App Pine.</text:span></text:p>
      <text:p text:style-name="P1"><text:span text:style-name="T37"/></text:p>
      <text:p text:style-name="P1"><text:span text:style-name="T37"/></text:p>
      <text:p text:style-name="P1"><text:span text:style-name="T38">[Caso de uso 0.4] Excluir a Simulação</text:span></text:p>
      <text:p text:style-name="P1"><text:span text:style-name="T39">Objetivo: Usuário deseja finalizar sua simulação. </text:span></text:p>
      <text:p text:style-name="P1"><text:span text:style-name="T39">Escopo: Framework Sleigh.</text:span></text:p>
      <text:p text:style-name="P1"><text:span text:style-name="T39">Pré-Condições: Possuir uma simulação ativa.</text:span></text:p>
      <text:p text:style-name="P1"><text:span text:style-name="T39">Condição Final de Sucesso: Todos os stakeholders envolvidos com a determinada simulação serão devidamente encerrados.</text:span></text:p>
      <text:p text:style-name="P1"><text:span text:style-name="T39">Condição Final de Falha: Continua a simulação. </text:span></text:p>
      <text:p text:style-name="P1"><text:span text:style-name="T39">Ator: Cupid (Ativo), Framework Sleigh.</text:span></text:p>
      <text:p text:style-name="P1"><text:span text:style-name="T40"/></text:p>
      <text:p text:style-name="P1"><text:span text:style-name="T41">Cenário Principal de Sucesso:</text:span></text:p>
      <text:p text:style-name="P1"><text:span text:style-name="T41">1º passo. Enviar o ping da morte para os stakeholders.</text:span></text:p>
      <text:p text:style-name="P1"><text:span text:style-name="T41">2º passo. Enviar para os usuários-colaboradores que a simulação não existe mais.</text:span></text:p>
      <text:p text:style-name="P1"><text:span text:style-name="T41">3º passo. Parar de receber o estado da simulação.</text:span></text:p>
      <text:p text:style-name="P1"><text:span text:style-name="T42"/></text:p>
      <text:p text:style-name="P1"><text:span text:style-name="T43">Extensões:</text:span></text:p>
      <text:p text:style-name="P1"><text:span text:style-name="T43">1.1 Falha no envio do ping da morte: Reenviar, pois o ping da morte tarda mas não falha.</text:span></text:p>
      <text:p text:style-name="P1"><text:span text:style-name="T44"/></text:p>
      <text:p text:style-name="P1"><text:span text:style-name="T45">Informação Relacionada:</text:span></text:p>
      <text:p text:style-name="P1"><text:span text:style-name="T45">RNF: Segurança.</text:span></text:p>
      <text:p text:style-name="P1"><text:span text:style-name="T45">Prioridade: 7.5.</text:span></text:p>
      <text:p text:style-name="P1"><text:span text:style-name="T45">Desempenho: Menor espaço de tempo possível.</text:span></text:p>
      <text:p text:style-name="P1"><text:span text:style-name="T45">Frequência: Extremamente baixa.</text:span></text:p>
      <text:p text:style-name="P1"><text:span text:style-name="T45">Caso de Uso Pai: -</text:span></text:p>
      <text:p text:style-name="P1"><text:span text:style-name="T45">Caso de Uso Subordinados: -</text:span></text:p>
      <text:p text:style-name="P1"><text:span text:style-name="T45">Atores Secundários: App Pine</text:span></text:p>
      <text:p text:style-name="P1"><text:span text:style-name="T46"/></text:p>
      <text:p text:style-name="P1"><text:span text:style-name="T46"/></text:p>
      <text:p text:style-name="P1"><text:span text:style-name="T47">[Caso de uso 0.X] Configurar uma Simulação</text:span></text:p>
      <text:p text:style-name="P1"><text:span text:style-name="T48">Objetivo: O usuário deseja criar um arquivo de configuração para poder instanciar uma simulação.</text:span></text:p>
      <text:p text:style-name="P1"><text:span text:style-name="T48">Escopo: Cupid</text:span></text:p>
      <text:p text:style-name="P1"><text:span text:style-name="T48">Pré-Condições: -</text:span></text:p>
      <text:p text:style-name="P1"><text:span text:style-name="T48">Condição Final de Sucesso: O arquivo foi criado de acordo com as especificações desejadas pelo usuário.</text:span></text:p>
      <text:p text:style-name="P1"><text:span text:style-name="T48">Condição Final de Falha: Os dados armazenados durante o processo são descartados.</text:span></text:p>
      <text:p text:style-name="P1"><text:span text:style-name="T48">Ator: Usuário (Children).</text:span></text:p>
      <text:p text:style-name="P1"><text:span text:style-name="T49"/></text:p>
      <text:p text:style-name="P1"><text:span text:style-name="T50">Cenário Principal de Sucesso:</text:span></text:p>
      <text:p text:style-name="P1"><text:span text:style-name="T50">1º passo. Passar as especificações da simulação.</text:span></text:p>
      <text:p text:style-name="P1"><text:span text:style-name="T50">2º passo. Validar o arquivo criado.</text:span></text:p>
      <text:p text:style-name="P1"><text:span text:style-name="T50">3º passo. Gerar o arquivo de configuração.</text:span></text:p>
      <text:p text:style-name="P1"><text:span text:style-name="T51"/></text:p>
      <text:p text:style-name="P1"><text:span text:style-name="T52">Extensões:</text:span></text:p>
      <text:p text:style-name="P1"><text:span text:style-name="T52">2.2 O arquivo é dito inválido: Retorna uma mensagem avisando o problema, idealmente dando alguma dica de o que pode estar errado. </text:span></text:p>
      <text:p text:style-name="P1"><text:span text:style-name="T53"/></text:p>
      <text:p text:style-name="P1"><text:span text:style-name="T54">Informação Relacionada:</text:span></text:p>
      <text:p text:style-name="P1"><text:span text:style-name="T54">RNF: Usabilidade.</text:span></text:p>
      <text:p text:style-name="P1"><text:span text:style-name="T54">Prioridade: 10.0</text:span></text:p>
      <text:p text:style-name="P1"><text:span text:style-name="T54">Desempenho: </text:span></text:p>
      <text:p text:style-name="P1"><text:span text:style-name="T54">Frequência: média-baixa</text:span></text:p>
      <text:p text:style-name="P1"><text:span text:style-name="T54">Caso de Uso Pai: -</text:span></text:p>
      <text:p text:style-name="P1"><text:span text:style-name="T54">Caso de Uso Subordinado: 0.X-Instanciar uma simulação.</text:span></text:p>
      <text:p text:style-name="P1"><text:span text:style-name="T55"/></text:p>
      <text:p text:style-name="P1"><text:span text:style-name="T55"/></text:p>
      <text:p text:style-name="P1"><text:span text:style-name="T56">[Caso de uso 0.X] Instanciar uma Simulação</text:span></text:p>
      <text:p text:style-name="P1"><text:span text:style-name="T57">Objetivo: Usuário deseja executar uma simulação.</text:span></text:p>
      <text:p text:style-name="P1"><text:span text:style-name="T57">Escopo: Framework Sleigh.</text:span></text:p>
      <text:p text:style-name="P1"><text:span text:style-name="T57">Pré-Condições: Ter um arquivo de configuração da simulação.</text:span></text:p>
      <text:p text:style-name="P1"><text:span text:style-name="T57">Condição Final de Sucesso: A simulação está sendo executada; usuário consegue acompanhar o progesso dela; ele consegue colaborar com aquela simulação.</text:span></text:p>
      <text:p text:style-name="P1"><text:span text:style-name="T57">Condição Final de Falha: Todos os dados armazenados durante o processo são descartados. Caso a simulação já esteja acontecendo ele deverá excluir ela ou pausar.</text:span></text:p>
      <text:p text:style-name="P1"><text:span text:style-name="T57">Ator: Cupid</text:span></text:p>
      <text:p text:style-name="P1"><text:span text:style-name="T58"/></text:p>
      <text:p text:style-name="P1"><text:span text:style-name="T59">Cenário Principal de Sucesso:</text:span></text:p>
      <text:p text:style-name="P1"><text:span text:style-name="T59">1º passo. Validar o arquivo de configuração.</text:span></text:p>
      <text:p text:style-name="P1"><text:span text:style-name="T59">2º passo. Instanciar o Broker de acordo com as configurações passadas. </text:span></text:p>
      <text:p text:style-name="P1"><text:span text:style-name="T59">3º passo. Criar a fila de tarefas a serem processadas ou um gerador de tarefas.</text:span></text:p>
      <text:p text:style-name="P1"><text:span text:style-name="T59">4º passo. Enviar ping com estado de sucesso ou fracasso.</text:span></text:p>
      <text:p text:style-name="P1"><text:span text:style-name="T60"/></text:p>
      <text:p text:style-name="P1"><text:span text:style-name="T61">Extensões:</text:span></text:p>
      <text:p text:style-name="P1"><text:span text:style-name="T61">1.1 Arquivo é dito inválido: Retorna uma mensagem de aviso dizendo o problema, idealmente dando alguma dica de o que pode estar errado. </text:span></text:p>
      <text:p text:style-name="P1"><text:span text:style-name="T62"/></text:p>
      <text:p text:style-name="P1"><text:span text:style-name="T63">Informações Relacionada:</text:span></text:p>
      <text:p text:style-name="P1"><text:span text:style-name="T63">RNF: Segurança.</text:span></text:p>
      <text:p text:style-name="P1"><text:span text:style-name="T63">Prioridade: 10.0.</text:span></text:p>
      <text:p text:style-name="P1"><text:span text:style-name="T63">Desempenho: O menor tempo possível. </text:span></text:p>
      <text:p text:style-name="P1"><text:span text:style-name="T63">Frequência: média-baixa</text:span></text:p>
      <text:p text:style-name="P1"><text:span text:style-name="T63">Caso de Uso Pai: 0.X-Configurar uma Simulação.</text:span></text:p>
      <text:p text:style-name="P1"><text:span text:style-name="T63">Caso de Uso Subordinados: 0.1-Distribuir uma Simulação.</text:span></text:p>
      <text:p text:style-name="P1"><text:span text:style-name="T64"/></text:p>
      <text:p text:style-name="P1"><text:span text:style-name="T64"/></text:p>
      <text:p text:style-name="P1"><text:span text:style-name="T65">[Caso de uso 0.X] Retornar Resultado da Simulação</text:span></text:p>
      <text:p text:style-name="P1"><text:span text:style-name="T66">Objetivo: O colaborador deseja retornar o resultado da seu trabalho.</text:span></text:p>
      <text:p text:style-name="P1"><text:span text:style-name="T66">Escopo: App Pine</text:span></text:p>
      <text:p text:style-name="P1"><text:span text:style-name="T66">Pré-Condições: Ter terminado de simular o trabalho designado a ele.</text:span></text:p>
      <text:p text:style-name="P1"><text:span text:style-name="T66">Condição Final Sucesso: Os dados gerados são armazenados com sucesso no banco de dados.</text:span></text:p>
      <text:p text:style-name="P1"><text:span text:style-name="T66">Condição Final de Fallha: A carga de trabalho que antes foi designado a ele deve ser simulado de novo.</text:span></text:p>
      <text:p text:style-name="P1"><text:span text:style-name="T66">Ator: Colaborador (Father)</text:span></text:p>
      <text:p text:style-name="P1"><text:span text:style-name="T67"/></text:p>
      <text:p text:style-name="P1"><text:span text:style-name="T68">Cenário Principal de Sucesso:</text:span></text:p>
      <text:p text:style-name="P1"><text:span text:style-name="T68">1º passo. Selecionar e formatar os dados gerados.</text:span></text:p>
      <text:p text:style-name="P1"><text:span text:style-name="T68">2º passo. Enviar os dados para o banco de dados.</text:span></text:p>
      <text:p text:style-name="P1"><text:span text:style-name="T68">3º passo. Receber um ping de resposta indicando o estado: positivo, negativo.</text:span></text:p>
      <text:p text:style-name="P1"><text:span text:style-name="T69"/></text:p>
      <text:p text:style-name="P1"><text:span text:style-name="T70">Extensões:</text:span></text:p>
      <text:p text:style-name="P1"><text:span text:style-name="T70">2.1 Falha no envio de dados: Tentar novamente após receber o ping de resposta negativo.</text:span></text:p>
      <text:p text:style-name="P1"><text:span text:style-name="T71"/></text:p>
      <text:p text:style-name="P1"><text:span text:style-name="T72">Informação Relacionada:</text:span></text:p>
      <text:p text:style-name="P1"><text:span text:style-name="T72">RNF: Segurança.</text:span></text:p>
      <text:p text:style-name="P1"><text:span text:style-name="T72">Prioridade: 10.0</text:span></text:p>
      <text:p text:style-name="P1"><text:span text:style-name="T72">Desempenho: Menor overhead de rede possível.</text:span></text:p>
      <text:p text:style-name="P1"><text:span text:style-name="T72">Frequência: Muito alta</text:span></text:p>
      <text:p text:style-name="P1"><text:span text:style-name="T72">Caso de Uso Pai: 0.1-Distribuir Simulação,...</text:span></text:p>
      <text:p text:style-name="P1"><text:span text:style-name="T72">Caso de Uso Subordinados: X.X-Armazenar o Resultado da Simulação.</text:span></text:p>
      <text:p text:style-name="P1"><text:span text:style-name="T73"/></text:p>
      <text:p text:style-name="P1"><text:span text:style-name="T73"/></text:p>
      <text:p text:style-name="P1"><text:span text:style-name="T74">[Caso de uso 0.X] Armazenar o Resultado da Simulação</text:span></text:p>
      <text:p text:style-name="P1"><text:span text:style-name="T75">Objetivo: Os dados gerados pelo colaborador deve ser armazenado em um banco dados.</text:span></text:p>
      <text:p text:style-name="P1"><text:span text:style-name="T75">Escopo: North Pole.</text:span></text:p>
      <text:p text:style-name="P1"><text:span text:style-name="T75">Pré-Condições: Receber corretamente os dados gerados.</text:span></text:p>
      <text:p text:style-name="P1"><text:span text:style-name="T75">Condição Final de Sucesso: Os dados foram armazenados.</text:span></text:p>
      <text:p text:style-name="P1"><text:span text:style-name="T75">Condição Final de Falha: Os dados devem ser gerados novamente.</text:span></text:p>
      <text:p text:style-name="P1"><text:span text:style-name="T76"/></text:p>
      <text:p text:style-name="P1"><text:span text:style-name="T77">Cenário Principal de Sucesso:</text:span></text:p>
      <text:p text:style-name="P1"><text:span text:style-name="T77">1º passo. ?</text:span></text:p>
      <text:p text:style-name="P1"><text:span text:style-name="T77">2º passo. ?</text:span></text:p>
      <text:p text:style-name="P1"><text:span text:style-name="T77">...</text:span></text:p>
      <text:p text:style-name="P1"><text:span text:style-name="T78"/></text:p>
      <text:p text:style-name="P1"><text:span text:style-name="T79">Extensões:</text:span></text:p>
      <text:p text:style-name="P1"><text:span text:style-name="T79">...</text:span></text:p>
      <text:p text:style-name="P1"><text:span text:style-name="T80"/></text:p>
      <text:p text:style-name="P1"><text:span text:style-name="T81">Informação Relacionada:</text:span></text:p>
      <text:p text:style-name="P1"><text:span text:style-name="T81">RNF: Baixo consumo das unidades de armazenamento.</text:span></text:p>
      <text:p text:style-name="P1"><text:span text:style-name="T81">Prioridade: 10.0.</text:span></text:p>
      <text:p text:style-name="P1"><text:span text:style-name="T81">Desempenho: Pouco gasto da unidade de armazenamento.</text:span></text:p>
      <text:p text:style-name="P1"><text:span text:style-name="T81">Frequência: Muito alta.</text:span></text:p>
      <text:p text:style-name="P1"><text:span text:style-name="T81">Caso de Uso Pai: 0.X-Retornar Resultado da Simulação.</text:span></text:p>
      <text:p text:style-name="P1"><text:span text:style-name="T81">Caso de Uso Subordinados: -</text:span></text:p>
      <text:p text:style-name="P1"><text:span text:style-name="T82"/></text:p>
      <text:p text:style-name="P1"><text:span text:style-name="T82"/></text:p>
      <text:p text:style-name="P1"><text:span text:style-name="T82"/></text:p>
      <text:p text:style-name="P1"><text:span text:style-name="T82"/></text:p>
      <text:p text:style-name="P1"><text:span text:style-name="T82"/></text:p>
      <text:p text:style-name="P1"><text:span text:style-name="T83">[Caso de uso 0.X] Getting Started</text:span></text:p>
      <text:p text:style-name="P1"><text:span text:style-name="T84">Objetivo: A partir da interface web, seguir passos para iniciar uma nova simulação. </text:span></text:p>
      <text:p text:style-name="P1"><text:span text:style-name="T84">Escopo: Cupid.</text:span></text:p>
      <text:p text:style-name="P1"><text:span text:style-name="T84">Precondições: Estar logado em sua conta(Então precisamos decidir se ele pode começar uma simulação mesmo não tendo nenhum domínio dentro do site).</text:span></text:p>
      <text:p text:style-name="P1"><text:span text:style-name="T84">Condição Final de Sucesso: Seguir os passos básicos de configurações, e iniciar uma simulação.</text:span></text:p>
      <text:p text:style-name="P1"><text:span text:style-name="T84">Condição Final de Falha: Não conseguir iniciar a simulação. </text:span></text:p>
      <text:p text:style-name="P1"><text:span text:style-name="T84">Ator: Cupid (Ativo), Interface Web(Nome mais adequado).</text:span></text:p>
      <text:p text:style-name="P1"><text:span text:style-name="T85"/></text:p>
      <text:p text:style-name="P1"><text:span text:style-name="T86">Cenário Principal de Sucesso:</text:span></text:p>
      <text:p text:style-name="P1"><text:span text:style-name="T86">1º passo. Entrada correta com todo os dados básicos para o início da simulação.</text:span></text:p>
      <text:p text:style-name="P1"><text:span text:style-name="T86">2º passo. Enviar todos os dados para o Framework Sleigh.</text:span></text:p>
      <text:p text:style-name="P1"><text:span text:style-name="T86">3º passo. Receber o ping de resposta indicando estado: positivo, negativo.</text:span></text:p>
      <text:p text:style-name="P1"><text:span text:style-name="T87"/></text:p>
      <text:p text:style-name="P1"><text:span text:style-name="T88">Extensões:</text:span></text:p>
      <text:p text:style-name="P1"><text:span text:style-name="T88">1.1 Falta de<text:s text:c="2"/>dados ou entrada incorreta: Apresentar uma mensagem de aviso, esperar os dados serem ajustados ou completados.</text:span></text:p>
      <text:p text:style-name="P1"><text:span text:style-name="T88">1.2 Problemas com a comunicação via rede: Reenviar após um período de tempo. Caso falhe após X tentativas, remover o nodo na lista de colaboradores.</text:span></text:p>
      <text:p text:style-name="P1"><text:span text:style-name="T89"/></text:p>
      <text:p text:style-name="P1"><text:span text:style-name="T90">Informação Relacionada:</text:span></text:p>
      <text:p text:style-name="P1"><text:span text:style-name="T90">Prioridade: 9.0.</text:span></text:p>
      <text:p text:style-name="P1"><text:span text:style-name="T90">Desempenho: Menor espaço de tempo possível.</text:span></text:p>
      <text:p text:style-name="P1"><text:span text:style-name="T90">Frequência: Extremamente alta.</text:span></text:p>
      <text:p text:style-name="P1"><text:span text:style-name="T90">Caso de Uso Pai: - </text:span></text:p>
      <text:p text:style-name="P1"><text:span text:style-name="T90">Caso de Uso Subordinados: Unknow.</text:span></text:p>
      <text:p text:style-name="P1"><text:span text:style-name="T90">Atores Secundários: Framework Slegh.</text:span></text:p>
      <text:p text:style-name="P1"><text:span text:style-name="T91"/></text:p>
      <text:p text:style-name="P1"><text:span text:style-name="T91"/></text:p>
      <text:p text:style-name="P1"><text:span text:style-name="T92">[Caso de uso 0.X] Documentation</text:span></text:p>
      <text:p text:style-name="P1"><text:span text:style-name="T93">Objetivo: A partir da interface web, seguir para a página onde se encontra a documentação. </text:span></text:p>
      <text:p text:style-name="P1"><text:span text:style-name="T93">Escopo: Cupid.</text:span></text:p>
      <text:p text:style-name="P1"><text:span text:style-name="T93">Precondições: Não possui.</text:span></text:p>
      <text:p text:style-name="P1"><text:span text:style-name="T93">Condição Final de Sucesso: Seguir para página de visualização da documentação.</text:span></text:p>
      <text:p text:style-name="P1"><text:span text:style-name="T93">Condição Final de Falha: Não conseguir acessar a página. </text:span></text:p>
      <text:p text:style-name="P1"><text:span text:style-name="T93">Ator: Cupid (Ativo), Interface Web(Nome mais adequado).</text:span></text:p>
      <text:p text:style-name="P1"><text:span text:style-name="T94"/></text:p>
      <text:p text:style-name="P1"><text:span text:style-name="T95">Cenário Principal de Sucesso:</text:span></text:p>
      <text:p text:style-name="P1"><text:span text:style-name="T95">1º passo. A partir da página inicial seguir para a página de documentação.</text:span></text:p>
      <text:p text:style-name="P1"><text:span text:style-name="T96"/></text:p>
      <text:p text:style-name="P1"><text:span text:style-name="T97">Extensões:</text:span></text:p>
      <text:p text:style-name="P1"><text:span text:style-name="T97">1.1 Problemas de indisponibilidade da página: Avisar os desenvolvedores que a página está com problemas.</text:span></text:p>
      <text:p text:style-name="P1"><text:span text:style-name="T98"/></text:p>
      <text:p text:style-name="P1"><text:span text:style-name="T99">Informação Relacionada:</text:span></text:p>
      <text:p text:style-name="P1"><text:span text:style-name="T99">RNF: Usabilidade.</text:span></text:p>
      <text:p text:style-name="P1"><text:span text:style-name="T99">Prioridade: 3.0.</text:span></text:p>
      <text:p text:style-name="P1"><text:span text:style-name="T99">Desempenho: Menor espaço de tempo possível.</text:span></text:p>
      <text:p text:style-name="P1"><text:span text:style-name="T99">Frequência: Extremamente baixa.</text:span></text:p>
      <text:p text:style-name="P1"><text:span text:style-name="T99">Caso de Uso Pai: - </text:span></text:p>
      <text:p text:style-name="P1"><text:span text:style-name="T99">Caso de Uso Subordinados: Unknow.</text:span></text:p>
      <text:p text:style-name="P1"><text:span text:style-name="T99">Atores Secundários: Unknow.</text:span></text:p>
      <text:p text:style-name="P1"><text:span text:style-name="T100"/></text:p>
      <text:p text:style-name="P1"><text:span text:style-name="T101">[Caso de uso 0.X] Download Host Manager (Precisamos de mais nomes divertidos)</text:span></text:p>
      <text:p text:style-name="P1"><text:span text:style-name="T102">Objetivo: A partir da interface web ser redirecionado para um link de download. </text:span></text:p>
      <text:p text:style-name="P1"><text:span text:style-name="T102">Escopo: Cupid.</text:span></text:p>
      <text:p text:style-name="P1"><text:span text:style-name="T102">Precondições: Não possui.</text:span></text:p>
      <text:p text:style-name="P1"><text:span text:style-name="T102">Condição Final de Sucesso: Ser enviado a partir da página inicial para o download, dando seu início.</text:span></text:p>
      <text:p text:style-name="P1"><text:span text:style-name="T102">Condição Final de Falha: Não conseguir iniciar o download. </text:span></text:p>
      <text:p text:style-name="P1"><text:span text:style-name="T102">Ator: Cupid (Ativo), Interface Web(Nome mais adequado).</text:span></text:p>
      <text:p text:style-name="P1"><text:span text:style-name="T103"/></text:p>
      <text:p text:style-name="P1"><text:span text:style-name="T104">Cenário Principal de Sucesso:</text:span></text:p>
      <text:p text:style-name="P1"><text:span text:style-name="T104">1º passo. A partir da página inicial seguir para a o link de download do Host Manager.</text:span></text:p>
      <text:p text:style-name="P1"><text:span text:style-name="T104">2º passo. Inicializar o download.</text:span></text:p>
      <text:p text:style-name="P1"><text:span text:style-name="T105"/></text:p>
      <text:p text:style-name="P1"><text:span text:style-name="T106">Extensões:</text:span></text:p>
      <text:p text:style-name="P1"><text:span text:style-name="T106">1.1 Problemas de indisponibilidade da página: Avisar os desenvolvedores que a página está com problemas.</text:span></text:p>
      <text:p text:style-name="P1"><text:span text:style-name="T106">2.1 Problemas na inicialização do download: Enviar mensagem de aviso para os desenvolvedores relatando o problema.</text:span></text:p>
      <text:p text:style-name="P1"><text:span text:style-name="T107"/></text:p>
      <text:p text:style-name="P1"><text:span text:style-name="T108">Informação Relacionada:</text:span></text:p>
      <text:p text:style-name="P1"><text:span text:style-name="T108">RNF: Performance(Taxa de transferência).</text:span></text:p>
      <text:p text:style-name="P1"><text:span text:style-name="T108">Prioridade: 8.0.</text:span></text:p>
      <text:p text:style-name="P1"><text:span text:style-name="T108">Desempenho: Menor espaço de tempo possível.</text:span></text:p>
      <text:p text:style-name="P1"><text:span text:style-name="T108">Frequência: Alta.</text:span></text:p>
      <text:p text:style-name="P1"><text:span text:style-name="T108">Caso de Uso Pai: - </text:span></text:p>
      <text:p text:style-name="P1"><text:span text:style-name="T108">Caso de Uso Subordinados: Unknow.</text:span></text:p>
      <text:p text:style-name="P1"><text:span text:style-name="T108">Atores Secundários: Unknow.</text:span></text:p>
      <text:p text:style-name="P1"><text:span text:style-name="T109"/></text:p>
      <text:p text:style-name="P1"><text:span text:style-name="T109"/></text:p>
      <text:p text:style-name="P1"><text:span text:style-name="T110">[Caso de uso 0.8] Sign in</text:span></text:p>
      <text:p text:style-name="P1"><text:span text:style-name="T111">Objetivo: Efetuar o login do usuário. </text:span></text:p>
      <text:p text:style-name="P1"><text:span text:style-name="T111">Escopo: Cupid.</text:span></text:p>
      <text:p text:style-name="P1"><text:span text:style-name="T111">Precondições: Já possuir uma conta autenticada pelo sistema.</text:span></text:p>
      <text:p text:style-name="P1"><text:span text:style-name="T111">Condição Final de Sucesso: Acessar a conta do usuário corretamente.</text:span></text:p>
      <text:p text:style-name="P1"><text:span text:style-name="T111">Condição Final de Falha: Não conseguir acessar a conta por falha do sistema. </text:span></text:p>
      <text:p text:style-name="P1"><text:span text:style-name="T111">Ator: Cupid (Ativo), Interface Web(Nome mais adequado), Banco de dados.</text:span></text:p>
      <text:p text:style-name="P1"><text:span text:style-name="T112"/></text:p>
      <text:p text:style-name="P1"><text:span text:style-name="T113">Cenário Principal de Sucesso:</text:span></text:p>
      <text:p text:style-name="P1"><text:span text:style-name="T113">1º passo. Entrada correta com os dados de login e senha.</text:span></text:p>
      <text:p text:style-name="P1"><text:span text:style-name="T113">2º passo. Link de recuperação de senha(NECESSARIO FAZER UM CASO DE USO).</text:span></text:p>
      <text:p text:style-name="P1"><text:span text:style-name="T113">3º passo. Acessar as configurações e perfil do usuário.</text:span></text:p>
      <text:p text:style-name="P1"><text:span text:style-name="T114"/></text:p>
      <text:p text:style-name="P1"><text:span text:style-name="T115">Extensões:</text:span></text:p>
      <text:p text:style-name="P1"><text:span text:style-name="T115">1.1 Problemas de indisponibilidade da página: Avisar os desenvolvedores que a página está com problemas.</text:span></text:p>
      <text:p text:style-name="P1"><text:span text:style-name="T115">2.1 Problemas na recuperação da senha: Enviar mensagem de aviso para os desenvolvedores relatando o problema.</text:span></text:p>
      <text:p text:style-name="P1"><text:span text:style-name="T116"/></text:p>
      <text:p text:style-name="P1"><text:span text:style-name="T117">Informação Relacionada:</text:span></text:p>
      <text:p text:style-name="P1"><text:span text:style-name="T117">RNF:</text:span><text:span text:style-name="T118"><text:s/></text:span><text:span text:style-name="T119">Usabilidade.</text:span></text:p>
      <text:p text:style-name="P1"><text:span text:style-name="T119">Prioridade: 8.0. (Aqui vai depender, pois se ele puder fazer simulações sem estar logado a note será mais baixa)</text:span></text:p>
      <text:p text:style-name="P1"><text:span text:style-name="T119">Desempenho: Menor espaço de tempo possível.</text:span></text:p>
      <text:p text:style-name="P1"><text:span text:style-name="T119">Frequência: Alta.(Aqui vai depender, pois se ele puder fazer simulações sem estar logado a note será mais baixa)</text:span></text:p>
      <text:p text:style-name="P1"><text:span text:style-name="T119">Caso de Uso Pai: - </text:span></text:p>
      <text:p text:style-name="P1"><text:span text:style-name="T119">Caso de Uso Subordinados: Unknow.</text:span></text:p>
      <text:p text:style-name="P1"><text:span text:style-name="T119">Atores Secundários: Unknow.</text:span></text:p>
      <text:p text:style-name="P1"><text:span text:style-name="T120"/></text:p>
      <text:p text:style-name="P1"><text:span text:style-name="T121">________________________________________________________________________________________________________________________</text:span></text:p>
      <text:p text:style-name="P1"><text:span text:style-name="T122"/></text:p>
      <text:p text:style-name="P1"><text:span text:style-name="T123">Falta alocar os dados para o App Pine das máquians para o P2P</text:span><text:span text:style-name="T124">.</text:span></text:p>
      <text:p text:style-name="P1"><text:span text:style-name="T125"/></text:p>
      <text:p text:style-name="P1"><text:span text:style-name="T126">[Caso de uso X.X] Configurar um método de distribuição</text:span></text:p>
      <text:p text:style-name="P1"><text:span text:style-name="T127">...</text:span></text:p>
      <text:p text:style-name="P1"><text:span text:style-name="T128"/></text:p>
      <text:p text:style-name="P1"><text:span text:style-name="T129">[Caso de uso X.X] Avaliar um método de distribuição (benchmarking)</text:span></text:p>
      <text:p text:style-name="P1"><text:span text:style-name="T130">Objetivo: O usuário deseja avaliar algum método para ver o seu desempenho.</text:span></text:p>
      <text:p text:style-name="P1"><text:span text:style-name="T130">Escopo: Cupid.</text:span></text:p>
      <text:p text:style-name="P1"><text:span text:style-name="T130">Pré-Condição: Ter algum benchmark no sistema para avaliar o método. </text:span></text:p>
      <text:p text:style-name="P1"><text:span text:style-name="T130">Condição Final de Suceso: O usuário teve como saída as estatísticas da avaliação.</text:span></text:p>
      <text:p text:style-name="P1"><text:span text:style-name="T130">Condição Final de Falha: Os dados gerados são descartados.</text:span></text:p>
      <text:p text:style-name="P1"><text:span text:style-name="T130">Ator Primário: Children.</text:span></text:p>
      <text:p text:style-name="P1"><text:span text:style-name="T131"/></text:p>
      <text:p text:style-name="P1"><text:span text:style-name="T132">Cenário Principal de Sucesso:</text:span></text:p>
      <text:p text:style-name="P1"><text:span text:style-name="T132">1º passo. Acessa a página que gerencia os benchmarks.</text:span></text:p>
      <text:p text:style-name="P1"><text:span text:style-name="T132">2º passo. Selecionar os benchmarks e confirmar o comando de avaliação de método.</text:span></text:p>
      <text:p text:style-name="P1"><text:span text:style-name="T132">3º passo. Submeter o método no sistema.</text:span></text:p>
      <text:p text:style-name="P1"><text:span text:style-name="T132">4º passo. Distribuir a avaliação para os colaboradores disponíveis.</text:span></text:p>
      <text:p text:style-name="P1"><text:span text:style-name="T133"/></text:p>
      <text:p text:style-name="P1"><text:span text:style-name="T134">Extensões:</text:span></text:p>
      <text:p text:style-name="P1"><text:span text:style-name="T134">1.1. A página não está disponível: Mostrar uma mensagem do motivo do serviço estar inativo.</text:span></text:p>
      <text:p text:style-name="P1"><text:span text:style-name="T134">3.1. Método submetido é dito invalido: Mostra uma mensagem de erro para o usuário.</text:span></text:p>
      <text:p text:style-name="P1"><text:span text:style-name="T134">4.1. Existe nenhum colaborador alocado para essa tarefa: Então o próprio sistema fará essa avaliação. Enviar uma mensagem para o usuário com a estimativa de termino. Caso seja muito longo sugerir para que ele associe algum colaborar com essa tarefa.</text:span></text:p>
      <text:p text:style-name="P1"><text:span text:style-name="T135"/></text:p>
      <text:p text:style-name="P1"><text:span text:style-name="T136">Informação Relacionada:</text:span></text:p>
      <text:p text:style-name="P1"><text:span text:style-name="T136">Prioridade: 5.</text:span></text:p>
      <text:p text:style-name="P1"><text:span text:style-name="T136">RNF: Usabilidade e alta taxa de transferência.</text:span></text:p>
      <text:p text:style-name="P1"><text:span text:style-name="T136">Frequência: Unknown.</text:span></text:p>
      <text:p text:style-name="P1"><text:span text:style-name="T136">Casos de Uso Pai: -</text:span></text:p>
      <text:p text:style-name="P1"><text:span text:style-name="T136">Casos de Uso Filho: -</text:span></text:p>
      <text:p text:style-name="P1"><text:span text:style-name="T136">Atores Secundários: -.</text:span></text:p>
      <text:p text:style-name="P1"><text:span text:style-name="T137"/></text:p>
      <text:p text:style-name="P1"><text:span text:style-name="T138">[Caso de uso X.X] Baixar algum benchmark</text:span></text:p>
      <text:p text:style-name="P1"><text:span text:style-name="T139">Objetivo: O usuário deseja baixar os dados de algum benchmark.</text:span></text:p>
      <text:p text:style-name="P1"><text:span text:style-name="T139">Escopo: Cupid.</text:span></text:p>
      <text:p text:style-name="P1"><text:span text:style-name="T139">Pré-Condição: Ter algum benchmark no sistema.</text:span></text:p>
      <text:p text:style-name="P1"><text:span text:style-name="T139">Condição Final de Sucesso: O usuário consegue baixar todos os dados de um benchmark.</text:span></text:p>
      <text:p text:style-name="P1"><text:span text:style-name="T139">Condição Final de Falha: Os dados parcialmente baixados são descartados.</text:span></text:p>
      <text:p text:style-name="P1"><text:span text:style-name="T139">Ator Primário: Usuário.</text:span></text:p>
      <text:p text:style-name="P1"><text:span text:style-name="T140"/></text:p>
      <text:p text:style-name="P1"><text:span text:style-name="T141">Cenário Principal de Sucesso:</text:span></text:p>
      <text:p text:style-name="P1"><text:span text:style-name="T141">1º passo. Acessa a página que gerencia os benchmarks.</text:span></text:p>
      <text:p text:style-name="P1"><text:span text:style-name="T141">2º passo. Selecionar os benchmarks e confirmar o comando de download.</text:span></text:p>
      <text:p text:style-name="P1"><text:span text:style-name="T141">3º passo. Mandar os dados para a máquina do usuário.</text:span></text:p>
      <text:p text:style-name="P1"><text:span text:style-name="T142"/></text:p>
      <text:p text:style-name="P1"><text:span text:style-name="T143">Extensões:</text:span></text:p>
      <text:p text:style-name="P1"><text:span text:style-name="T143">1.1. A página não está disponível: Mostrar uma mensagem do motivo do serviço estar inativo.</text:span></text:p>
      <text:p text:style-name="P1"><text:span text:style-name="T143">3.1. Verificar quais colaboradores possuem os dados referentes aos benchmarks: Criar um plano de envio dos dados (Outro caso de uso).</text:span></text:p>
      <text:p text:style-name="P1"><text:span text:style-name="T143">3.2. Nenhum colaborador possui os dados referentes aquele benchmark: Manda os dados apenas do repositório padrão. </text:span></text:p>
      <text:p text:style-name="P1"><text:span text:style-name="T144"/></text:p>
      <text:p text:style-name="P1"><text:span text:style-name="T145">Informação Relacionada:</text:span></text:p>
      <text:p text:style-name="P1"><text:span text:style-name="T145">Prioridade: 5.</text:span></text:p>
      <text:p text:style-name="P1"><text:span text:style-name="T145">RNF: Usabilidade e alta taxa de transferência.</text:span></text:p>
      <text:p text:style-name="P1"><text:span text:style-name="T145">Frequência: Extremamente baixa.</text:span></text:p>
      <text:p text:style-name="P1"><text:span text:style-name="T145">Casos de Uso Pai: -</text:span></text:p>
      <text:p text:style-name="P1"><text:span text:style-name="T145">Casos de Uso Filho: -</text:span></text:p>
      <text:p text:style-name="P1"><text:span text:style-name="T145">Atores Secundários: App Pine e pine-to-pine.</text:span></text:p>
      <text:p text:style-name="P1"><text:span text:style-name="T146"/></text:p>
      <text:p text:style-name="P1"><text:span text:style-name="T146"/></text:p>
      <text:p text:style-name="P1"><text:span text:style-name="T147">[Caso de uso X.X] Mandar o Estado do Host para a Interface Web</text:span></text:p>
      <text:p text:style-name="P1"><text:span text:style-name="T148">Objetivo: O gerenciador da conta do usuário quer saber o estado das máquinas cadastradas.</text:span></text:p>
      <text:p text:style-name="P1"><text:span text:style-name="T148">Escopo: Mother.</text:span></text:p>
      <text:p text:style-name="P1"><text:span text:style-name="T148">Pré-Condição: Ter uma conta de usuário.</text:span></text:p>
      <text:p text:style-name="P1"><text:span text:style-name="T148">Condição Final de Sucesso: Os estados das máquinas foram atualizadas.</text:span></text:p>
      <text:p text:style-name="P1"><text:span text:style-name="T148">Condição Final de Falha: - </text:span></text:p>
      <text:p text:style-name="P1"><text:span text:style-name="T148">Ator Primário: App Pine</text:span></text:p>
      <text:p text:style-name="P1"><text:span text:style-name="T149"/></text:p>
      <text:p text:style-name="P1"><text:span text:style-name="T150">Cenário Principal de Sucesso:</text:span></text:p>
      <text:p text:style-name="P1"><text:span text:style-name="T150">1º passo. Recebe os estados da máquinas cadastradas.</text:span></text:p>
      <text:p text:style-name="P1"><text:span text:style-name="T150">2º passo. Verifica quais máquinas enviaram as mensagens.</text:span></text:p>
      <text:p text:style-name="P1"><text:span text:style-name="T150">3º passo. Atualiza o estado delas de acordo com as mensagens recebidas.</text:span></text:p>
      <text:p text:style-name="P1"><text:span text:style-name="T151"/></text:p>
      <text:p text:style-name="P1"><text:span text:style-name="T152">Extensões:</text:span></text:p>
      <text:p text:style-name="P1"><text:span text:style-name="T152">2.1. Alguma máquina não enviou o seu estado dentro de um período de tempo estipulado. Marca o seu estado como indisponível.</text:span></text:p>
      <text:p text:style-name="P1"><text:span text:style-name="T152">2.2. Alguma enviou o seu estado como processando. Marca o seu estado como trabalhando.</text:span></text:p>
      <text:p text:style-name="P1"><text:span text:style-name="T152">2.3 Alguma máquina enviou o seu estado como ocioso. Marca o seu estado como desempregado (Criar uma feature para avisar o usuário sobre as máqunas ociosas?).</text:span></text:p>
      <text:p text:style-name="P1"><text:span text:style-name="T153"/></text:p>
      <text:p text:style-name="P1"><text:span text:style-name="T154">Informação Relacionada:</text:span></text:p>
      <text:p text:style-name="P1"><text:span text:style-name="T154">Prioridade: 6.</text:span></text:p>
      <text:p text:style-name="P1"><text:span text:style-name="T154">RNF: Disponibilidade.</text:span></text:p>
      <text:p text:style-name="P1"><text:span text:style-name="T154">Frequência: Média alta.</text:span></text:p>
      <text:p text:style-name="P1"><text:span text:style-name="T154">Casos de Uso Pai: -</text:span></text:p>
      <text:p text:style-name="P1"><text:span text:style-name="T154">Casos de Uso Filho: -</text:span></text:p>
      <text:p text:style-name="P1"><text:span text:style-name="T154">Atores Secundários: App Pine.</text:span></text:p>
      <text:p text:style-name="P1"><text:span text:style-name="T155"/></text:p>
      <text:p text:style-name="P1"><text:span text:style-name="T156">[Caso de uso X.X] Desassociar uma Máquina com uma Conta de Usuário via Interface Web</text:span></text:p>
      <text:p text:style-name="P1"><text:span text:style-name="T157">Objetivo: O usuário deseja desassociar a sua máquina com uma conta de usuário.</text:span></text:p>
      <text:p text:style-name="P1"><text:span text:style-name="T157">Escopo: Cupid.</text:span></text:p>
      <text:p text:style-name="P1"><text:span text:style-name="T157">Pré-Condição: Ter alguma máquina associada com a sua conta de usuário.</text:span></text:p>
      <text:p text:style-name="P1"><text:span text:style-name="T157">Condição Final de Sucesso:<text:s text:c="2"/>A máquina foi desassociada.</text:span></text:p>
      <text:p text:style-name="P1"><text:span text:style-name="T157">Condição Final de Falha: A máquina continua associada.</text:span></text:p>
      <text:p text:style-name="P1"><text:span text:style-name="T157">Ator Primário: Usuário.</text:span></text:p>
      <text:p text:style-name="P1"><text:span text:style-name="T158"/></text:p>
      <text:p text:style-name="P1"><text:span text:style-name="T159">Cenário Principal de Sucesso: </text:span></text:p>
      <text:p text:style-name="P1"><text:span text:style-name="T159">1º passo: Acessar a página de gerenciamento das máquinas associadas com a conta do usuário.</text:span></text:p>
      <text:p text:style-name="P1"><text:span text:style-name="T159">2º passo: Selecionar as máquinas desejadas.</text:span></text:p>
      <text:p text:style-name="P1"><text:span text:style-name="T159">3º passo: Inserir o comando de desassociação e confirmar a ação.</text:span></text:p>
      <text:p text:style-name="P1"><text:span text:style-name="T159">4º passo: Mandar o comando para o App Pine de cada máquina</text:span></text:p>
      <text:p text:style-name="P1"><text:span text:style-name="T160"/></text:p>
      <text:p text:style-name="P1"><text:span text:style-name="T161">Extensões:</text:span></text:p>
      <text:p text:style-name="P1"><text:span text:style-name="T161">1.1 A página não está disponível: Mostrar uma mensagem do motivo do serviço estar inativo.</text:span></text:p>
      <text:p text:style-name="P1"><text:span text:style-name="T161">2.1 O usuário não possue nenhuma máquina associado com a conta do usuário: Mostrar uma mensagem dizendo a situação.</text:span></text:p>
      <text:p text:style-name="P1"><text:span text:style-name="T161">4.1. Não<text:s text:c="2"/>consegui conectar com o App Pine: Tentar novamente. Caso não funcione após x tentativas, apenas tirar da lista de máquinas cadastradas. (</text:span><text:span text:style-name="T162">O App pine deve verificar se ele está cadastrado, caso contrário mudar o seu estado; mais um caso de uso</text:span><text:span text:style-name="T163">)</text:span></text:p>
      <text:p text:style-name="P1"><text:span text:style-name="T164"/></text:p>
      <text:p text:style-name="P1"><text:span text:style-name="T165">Informação Relacionada:</text:span></text:p>
      <text:p text:style-name="P1"><text:span text:style-name="T165">Prioridade: 5.</text:span></text:p>
      <text:p text:style-name="P1"><text:span text:style-name="T165">RNF: Usabilidade e simplicidade.</text:span></text:p>
      <text:p text:style-name="P1"><text:span text:style-name="T165">Frequência: Extremamente baixa.</text:span></text:p>
      <text:p text:style-name="P1"><text:span text:style-name="T165">Caso de Uso Pai: -</text:span></text:p>
      <text:p text:style-name="P1"><text:span text:style-name="T165">Caso de Uso Subordinados: -</text:span></text:p>
      <text:p text:style-name="P1"><text:span text:style-name="T165">Atores Secundários: App Pine</text:span></text:p>
      <text:p text:style-name="P1"><text:span text:style-name="T166"/></text:p>
      <text:p text:style-name="P1"><text:span text:style-name="T167">[Caso de uso X.X] Cadastrar uma Máquina com uma Conta de Usuário</text:span></text:p>
      <text:p text:style-name="P1"><text:span text:style-name="T168">Objetivo: O usuário quer gerenciar as suas máquinas através da interface web.</text:span></text:p>
      <text:p text:style-name="P1"><text:span text:style-name="T168">Escopo: App Pine.</text:span></text:p>
      <text:p text:style-name="P1"><text:span text:style-name="T168">Pré-Condições: Ter instalado o App Pine.</text:span></text:p>
      <text:p text:style-name="P1"><text:span text:style-name="T168">Condição Final de Sucesso: O cadastro foi feito com sucesso e a lista de máquinas associadas à conta foi atualizada.</text:span></text:p>
      <text:p text:style-name="P1"><text:span text:style-name="T168">Condição Final de Falha: A lista de máquinas associadas à sua não foi alterada.</text:span></text:p>
      <text:p text:style-name="P1"><text:span text:style-name="T168">Ator Primário: Children</text:span></text:p>
      <text:p text:style-name="P1"><text:span text:style-name="T169"/></text:p>
      <text:p text:style-name="P1"><text:span text:style-name="T170">Cenário Principal de Sucesso:</text:span></text:p>
      <text:p text:style-name="P1"><text:span text:style-name="T170">1º passo. Inserir o comando de associação com uma conta de usuário.</text:span></text:p>
      <text:p text:style-name="P1"><text:span text:style-name="T170">2º passo. Associar a conta com a máquina. </text:span></text:p>
      <text:p text:style-name="P1"><text:span text:style-name="T171"/></text:p>
      <text:p text:style-name="P1"><text:span text:style-name="T172">Extensões:</text:span></text:p>
      <text:p text:style-name="P1"><text:span text:style-name="T172">1.1. A conta de usuário que foi usado como entrada não existe: Mandar uma mensagem de erro.</text:span></text:p>
      <text:p text:style-name="P1"><text:span text:style-name="T172">2.2. Falha na conexão com o gerenciador da conta do usuário: Tentar novamente. Apos x tentativas mandar uma mensagem de erro para o usuário.</text:span></text:p>
      <text:p text:style-name="P1"><text:span text:style-name="T173"/></text:p>
      <text:p text:style-name="P1"><text:span text:style-name="T174">Informação Relacionada:</text:span></text:p>
      <text:p text:style-name="P1"><text:span text:style-name="T174">Prioridade: 7.</text:span></text:p>
      <text:p text:style-name="P1"><text:span text:style-name="T174">RNF: Usabilidade e simplicidade.</text:span></text:p>
      <text:p text:style-name="P1"><text:span text:style-name="T174">Frequência: Muito baixa.</text:span></text:p>
      <text:p text:style-name="P1"><text:span text:style-name="T174">Caso de Uso Pai: -</text:span></text:p>
      <text:p text:style-name="P1"><text:span text:style-name="T174">Caso de Uso Subordinados: -</text:span></text:p>
      <text:p text:style-name="P1"><text:span text:style-name="T174">Atores Secundários: Gerenciador da conta do usuário (Codename: Mother).</text:span></text:p>
      <text:p text:style-name="P1"><text:span text:style-name="T175"/></text:p>
      <text:p text:style-name="P1"><text:span text:style-name="T176">[Caso de uso 0.X] Colaborar com uma Simulação</text:span></text:p>
      <text:p text:style-name="P1"><text:span text:style-name="T177">Objetivo: O usuário deseja que sua(s) máquina(s) colaborem com uma simulação.</text:span></text:p>
      <text:p text:style-name="P1"><text:span text:style-name="T177">Escopo: App Pine.</text:span></text:p>
      <text:p text:style-name="P1"><text:span text:style-name="T177">Pré-Condições: Ter instalado em sua máquina o App Pine.</text:span></text:p>
      <text:p text:style-name="P1"><text:span text:style-name="T177">Condição Final de Sucesso: As máquinas estão simulando o que foi designada para eles pelo Framework Sleigh. </text:span></text:p>
      <text:p text:style-name="P1"><text:span text:style-name="T177">Condição Final de Falha: A(s) máquina(s) não entrarão na lista de colaboradores da simulação.</text:span></text:p>
      <text:p text:style-name="P1"><text:span text:style-name="T177">Ator Primário: Usuário.</text:span></text:p>
      <text:p text:style-name="P1"><text:span text:style-name="T178"/></text:p>
      <text:p text:style-name="P1"><text:span text:style-name="T179">Cenário Principal de Sucesso:</text:span></text:p>
      <text:p text:style-name="P1"><text:span text:style-name="T179">1º passo. Inserir o comando para associar a máquina com uma simulação usando como entrada um ID.</text:span></text:p>
      <text:p text:style-name="P1"><text:span text:style-name="T179">2º passo. Confirmar a ação.</text:span></text:p>
      <text:p text:style-name="P1"><text:span text:style-name="T180"/></text:p>
      <text:p text:style-name="P1"><text:span text:style-name="T181">Extensões:</text:span></text:p>
      <text:p text:style-name="P1"><text:span text:style-name="T181">1.1 O ID é inválido ou inexistente: Mostra uma mensagem dizendo qual foi o erro.</text:span></text:p>
      <text:p text:style-name="P1"><text:span text:style-name="T182"/></text:p>
      <text:p text:style-name="P1"><text:span text:style-name="T183">Informação Relacionada:</text:span></text:p>
      <text:p text:style-name="P1"><text:span text:style-name="T183">Prioridade: 7.</text:span></text:p>
      <text:p text:style-name="P1"><text:span text:style-name="T183">RNF: Usabilidade e simplicidade.</text:span></text:p>
      <text:p text:style-name="P1"><text:span text:style-name="T183">Frequência: Muito baixa.</text:span></text:p>
      <text:p text:style-name="P1"><text:span text:style-name="T183">Caso de Uso Pai: -</text:span></text:p>
      <text:p text:style-name="P1"><text:span text:style-name="T183">Caso de Uso Subordinados: -</text:span></text:p>
      <text:p text:style-name="P1"><text:span text:style-name="T183">Atores Secundários: Framework Sleigh</text:span></text:p>
      <text:p text:style-name="P1"><text:span text:style-name="T184"/></text:p>
      <text:p text:style-name="P1"><text:span text:style-name="T185">[Caso de uso 0.X] Colaborar com uma Simulação via Interface Web</text:span></text:p>
      <text:p text:style-name="P1"><text:span text:style-name="T186">Objetivo: O usuário deseja que sua(s) máquina(s) colaborem com uma simulação.</text:span></text:p>
      <text:p text:style-name="P1"><text:span text:style-name="T186">Escopo: Cupid.</text:span></text:p>
      <text:p text:style-name="P1"><text:span text:style-name="T186">Pré-Condições: Ter instalado em sua máquina o App Pine e o mesmo estar associado com a sua conta de usuário.</text:span></text:p>
      <text:p text:style-name="P1"><text:span text:style-name="T186">Condição Final de Sucesso: As máquinas estão simulando o que foi designada para elas pelo Framework Sleigh. </text:span></text:p>
      <text:p text:style-name="P1"><text:span text:style-name="T186">Condição Final de Falha: A(s) máquina(s) não entrarão na lista de colaboradores da simulação.</text:span></text:p>
      <text:p text:style-name="P1"><text:span text:style-name="T186">Ator Primário: Usuário.</text:span></text:p>
      <text:p text:style-name="P1"><text:span text:style-name="T187"/></text:p>
      <text:p text:style-name="P1"><text:span text:style-name="T188">Cenário Principal de Sucesso:</text:span></text:p>
      <text:p text:style-name="P1"><text:span text:style-name="T188">1º passo. Acessar a página de gerenciamento das máquinas associadas aquele usuário.</text:span></text:p>
      <text:p text:style-name="P1"><text:span text:style-name="T188">2º passo. Selecionar as máquinas desejadas.</text:span></text:p>
      <text:p text:style-name="P1"><text:span text:style-name="T188">3º passo. Associar elas a um ID da simulação e confirmar a ação desejada.</text:span></text:p>
      <text:p text:style-name="P1"><text:span text:style-name="T188">4º passo. Mandar a ação para o App Pine de cada máquina.</text:span></text:p>
      <text:p text:style-name="P1"><text:span text:style-name="T189"/></text:p>
      <text:p text:style-name="P1"><text:span text:style-name="T190">Extensões:</text:span></text:p>
      <text:p text:style-name="P1"><text:span text:style-name="T190">1.1 A página não está disponível: Mostrar uma mensagem do motivo do serviço estar inativo.</text:span></text:p>
      <text:p text:style-name="P1"><text:span text:style-name="T190">2.1 O usuário não possui nenhuma máquina associado com a conta do usuário: Mostrar uma mensagem dizendo a situação.</text:span></text:p>
      <text:p text:style-name="P1"><text:span text:style-name="T190">3.1 O ID é inválido ou inexistente: Mostra uma mensagem dizendo qual foi o erro.</text:span></text:p>
      <text:p text:style-name="P1"><text:span text:style-name="T190">4.1. Não<text:s text:c="2"/>consegui conectar com o App Pine: Tentar novamente. Caso não funcione após x tentativas dizer pro usuário verificar se a máquina em questão está funcionando corretamente.</text:span></text:p>
      <text:p text:style-name="P1"><text:span text:style-name="T191"/></text:p>
      <text:p text:style-name="P1"><text:span text:style-name="T192">Informação Relacionada:</text:span></text:p>
      <text:p text:style-name="P1"><text:span text:style-name="T192">Prioridade: 6.</text:span></text:p>
      <text:p text:style-name="P1"><text:span text:style-name="T192">RNF: Usabilidade e simplicidade.</text:span></text:p>
      <text:p text:style-name="P1"><text:span text:style-name="T192">Frequência: Muito baixa.</text:span></text:p>
      <text:p text:style-name="P1"><text:span text:style-name="T192">Caso de Uso Pai: -</text:span></text:p>
      <text:p text:style-name="P1"><text:span text:style-name="T192">Caso de Uso Subordinados: -</text:span></text:p>
      <text:p text:style-name="P1"><text:span text:style-name="T192">Atores Secundários: App Pine e Framework Sleigh</text:span></text:p>
      <text:p text:style-name="P1"><text:span text:style-name="T193"/></text:p>
      <text:p text:style-name="P2"><text:span text:style-name="T194">[Caso de uso 0.X] Sign up</text:span></text:p>
      <text:p text:style-name="P2"><text:span text:style-name="T195">Objetivo: Usuário acessar sua conta.</text:span></text:p>
      <text:p text:style-name="P2"><text:span text:style-name="T195">Escopo: Cupid.</text:span></text:p>
      <text:p text:style-name="P2"><text:span text:style-name="T195">Pré-Condições: Já possuir uma conta cadastrada no sistema.</text:span></text:p>
      <text:p text:style-name="P2"><text:span text:style-name="T195">Condição Final de Sucesso: Acessar a conta utilizando login e senha. </text:span></text:p>
      <text:p text:style-name="P2"><text:span text:style-name="T195">Condição Final de Falha: Falha na validação das credencias.</text:span></text:p>
      <text:p text:style-name="P2"><text:span text:style-name="T195">Ator Primário: Usuário.</text:span></text:p>
      <text:p text:style-name="P2"><text:span text:style-name="T196"/></text:p>
      <text:p text:style-name="P2"><text:span text:style-name="T197">Cenário Principal de Sucesso:</text:span></text:p>
      <text:p text:style-name="P2"><text:span text:style-name="T197">1º<text:s text:c="2"/>passo. Ser redirecionado para uma página onde o usuário irá inserir login e senha.</text:span></text:p>
      <text:p text:style-name="P2"><text:span text:style-name="T197">2º passo.<text:s text:c="2"/>Fazer autenticação das credencias com o banco de dados. </text:span></text:p>
      <text:p text:style-name="P2"><text:span text:style-name="T197">3º passo.</text:span></text:p>
      <text:p text:style-name="P2"><text:span text:style-name="T198"/></text:p>
      <text:p text:style-name="P2"><text:span text:style-name="T199">Extensões:</text:span></text:p>
      <text:p text:style-name="P2"><text:span text:style-name="T199">1.1 A página não está disponível: Mostrar uma mensagem do motivo do serviço estar inativo.</text:span></text:p>
      <text:p text:style-name="P2"><text:span text:style-name="T199">2.1 O usuário não lembra a senha: Ir para o<text:s/></text:span><text:span text:style-name="T200">[Caso de uso 0.X]</text:span><text:span text:style-name="T201">.</text:span></text:p>
      <text:p text:style-name="P2"><text:span text:style-name="T201">3.1 O ID é inválido ou inexistente: Mostra uma mensagem dizendo qual foi o erro.</text:span></text:p>
      <text:p text:style-name="P2"><text:span text:style-name="T202"/></text:p>
      <text:p text:style-name="P2"><text:span text:style-name="T203">Informação Relacionada:</text:span></text:p>
      <text:p text:style-name="P2"><text:span text:style-name="T203">Prioridade: 6.</text:span></text:p>
      <text:p text:style-name="P2"><text:span text:style-name="T203">RNF: Usabilidade.</text:span></text:p>
      <text:p text:style-name="P2"><text:span text:style-name="T203">Frequência: Muito baixa.</text:span></text:p>
      <text:p text:style-name="P2"><text:span text:style-name="T203">Caso de Uso Pai: -</text:span></text:p>
      <text:p text:style-name="P2"><text:span text:style-name="T203">Caso de Uso Subordinados: -</text:span></text:p>
      <text:p text:style-name="P2"><text:span text:style-name="T203">Atores Secundários: North Pole(???).</text:span></text:p>
      <text:p text:style-name="P3"><text:span text:style-name="T204"/></text:p>
      <text:p text:style-name="P4"><text:span text:style-name="T205">[Caso de uso 0.X] Recuperação da senha </text:span></text:p>
      <text:p text:style-name="P4"><text:span text:style-name="T206">Objetivo: Usuário conseguir recuperar e/ou modificar a senha atual.</text:span></text:p>
      <text:p text:style-name="P4"><text:span text:style-name="T206">Escopo: Cupid.</text:span></text:p>
      <text:p text:style-name="P4"><text:span text:style-name="T206">Pré-Condições: Já possuir uma conta cadastrada no sistema.</text:span></text:p>
      <text:p text:style-name="P4"><text:span text:style-name="T206">Condição Final de Sucesso: Recuperar e/ou modificar a senha com sucesso. </text:span></text:p>
      <text:p text:style-name="P4"><text:span text:style-name="T206">Condição Final de Falha: Falha na validação das credencias.</text:span></text:p>
      <text:p text:style-name="P4"><text:span text:style-name="T206">Ator Primário: Usuário.</text:span></text:p>
      <text:p text:style-name="P4"><text:span text:style-name="T207"/></text:p>
      <text:p text:style-name="P4"><text:span text:style-name="T208">Cenário Principal de Sucesso:</text:span></text:p>
      <text:p text:style-name="P4"><text:span text:style-name="T208">1º<text:s text:c="2"/>passo. Ser redirecionado para uma página onde o usuário irá inserir algumas informações antes de modificar e/ou recuperar a senha.</text:span></text:p>
      <text:p text:style-name="P4"><text:span text:style-name="T208">2º passo. Fazer modificações das credencias com o banco de dados. </text:span></text:p>
      <text:p text:style-name="P4"><text:span text:style-name="T208">3º passo Alterar a senha com sucesso.</text:span></text:p>
      <text:p text:style-name="P4"><text:span text:style-name="T209"/></text:p>
      <text:p text:style-name="P4"><text:span text:style-name="T210">Extensões:</text:span></text:p>
      <text:p text:style-name="P4"><text:span text:style-name="T210">1.1 A página não está disponível: Mostrar uma mensagem do motivo do serviço estar inativo.</text:span></text:p>
      <text:p text:style-name="P4"><text:span text:style-name="T210">2.1 Erro na tentativa de modificação: Reenviar ao North Pole os dados modificados, caso não seja possível, avisar ao usuário para tentar mais tarde. </text:span></text:p>
      <text:p text:style-name="P4"><text:span text:style-name="T210">3.1 O ID é inválido ou inexistente: Mostra uma mensagem dizendo qual foi o erro.</text:span></text:p>
      <text:p text:style-name="P4"><text:span text:style-name="T211"/></text:p>
      <text:p text:style-name="P4"><text:span text:style-name="T212">Informação Relacionada:</text:span></text:p>
      <text:p text:style-name="P4"><text:span text:style-name="T212">Prioridade: 6.</text:span></text:p>
      <text:p text:style-name="P4"><text:span text:style-name="T212">RNF: Usabilidade.</text:span></text:p>
      <text:p text:style-name="P4"><text:span text:style-name="T212">Frequência: Extremamente baixa.</text:span></text:p>
      <text:p text:style-name="P4"><text:span text:style-name="T212">Caso de Uso Pai: -</text:span></text:p>
      <text:p text:style-name="P4"><text:span text:style-name="T212">Caso de Uso Subordinados: -</text:span></text:p>
      <text:p text:style-name="P4"><text:span text:style-name="T212">Atores Secundários: North Pole(???).</text:span></text:p>
      <text:p text:style-name="P5"><text:span text:style-name="T213"/></text:p>
      <text:p text:style-name="P6"><text:span text:style-name="T214">[Caso de uso 0.X] Analizar resultados da simulação </text:span></text:p>
      <text:p text:style-name="P6"><text:span text:style-name="T215">Objetivo: Ao final de uma simulação o usuário consegue analizar os resultados obtidos.</text:span></text:p>
      <text:p text:style-name="P6"><text:span text:style-name="T215">Escopo: Cupid.</text:span></text:p>
      <text:p text:style-name="P6"><text:span text:style-name="T215">Pré-Condições: Ter finalizado uma simulação.</text:span></text:p>
      <text:p text:style-name="P6"><text:span text:style-name="T215">Condição Final de Sucesso: Analizar corretamente os dados simulados. </text:span></text:p>
      <text:p text:style-name="P6"><text:span text:style-name="T215">Condição Final de Falha: Perca ou corrompimento dos dados(???).</text:span></text:p>
      <text:p text:style-name="P6"><text:span text:style-name="T215">Ator Primário: Usuário.</text:span></text:p>
      <text:p text:style-name="P6"><text:span text:style-name="T216"/></text:p>
      <text:p text:style-name="P6"><text:span text:style-name="T217">Cenário Principal de Sucesso:</text:span></text:p>
      <text:p text:style-name="P6"><text:span text:style-name="T217">1º<text:s text:c="2"/>passo. Ser redirecionado para uma página onde o usuário poderá escolher qual(s) simulação(s) ele deseja analuzar.</text:span></text:p>
      <text:p text:style-name="P6"><text:span text:style-name="T217">2º passo. Receber o pacote com todos os dados da simulação, disponível para download ou visualiação via web. </text:span></text:p>
      <text:p text:style-name="P6"><text:span text:style-name="T218"/></text:p>
      <text:p text:style-name="P6"><text:span text:style-name="T219">Extensões:</text:span></text:p>
      <text:p text:style-name="P6"><text:span text:style-name="T219">1.1 A página não está disponível: Mostrar uma mensagem do motivo do serviço estar inativo.</text:span></text:p>
      <text:p text:style-name="P6"><text:span text:style-name="T219">2.1 Falha no download do pacote: Avisar ao usuário para tentar mais tarde.</text:span></text:p>
      <text:p text:style-name="P6"><text:span text:style-name="T220"/></text:p>
      <text:p text:style-name="P6"><text:span text:style-name="T221">Informação Relacionada:</text:span></text:p>
      <text:p text:style-name="P6"><text:span text:style-name="T221">Prioridade: 7.</text:span></text:p>
      <text:p text:style-name="P6"><text:span text:style-name="T221">RNF: Usabilidade, performace.</text:span></text:p>
      <text:p text:style-name="P6"><text:span text:style-name="T221">Frequência: Média alta.</text:span></text:p>
      <text:p text:style-name="P6"><text:span text:style-name="T221">Caso de Uso Pai: -</text:span></text:p>
      <text:p text:style-name="P6"><text:span text:style-name="T221">Caso de Uso Subordinados: -</text:span></text:p>
      <text:p text:style-name="P6"><text:span text:style-name="T221">Atores Secundários: North Pole.</text:span></text:p>
      <text:p text:style-name="P7"><text:span text:style-name="T222"/></text:p>
      <text:p text:style-name="P8"><text:span text:style-name="T223">[Caso de uso 0.X] Acompanhar simulação </text:span></text:p>
      <text:p text:style-name="P8"><text:span text:style-name="T224">Objetivo: Usuário conseguir observar quando quiser detalhes sobre a simulação atual.</text:span></text:p>
      <text:p text:style-name="P8"><text:span text:style-name="T224">Escopo: Cupid.</text:span></text:p>
      <text:p text:style-name="P8"><text:span text:style-name="T224">Pré-Condições: Possuir uma simulação em andamento.</text:span></text:p>
      <text:p text:style-name="P8"><text:span text:style-name="T224">Condição Final de Sucesso: Receber informações sobre a simulação. </text:span></text:p>
      <text:p text:style-name="P8"><text:span text:style-name="T224">Condição Final de Falha: Não receber informações sobre a simulação.</text:span></text:p>
      <text:p text:style-name="P8"><text:span text:style-name="T224">Ator Primário: Usuário, Framework Sleigh.</text:span></text:p>
      <text:p text:style-name="P8"><text:span text:style-name="T225"/></text:p>
      <text:p text:style-name="P8"><text:span text:style-name="T226">Cenário Principal de Sucesso:</text:span></text:p>
      <text:p text:style-name="P8"><text:span text:style-name="T226">1º<text:s text:c="2"/>passo. Ser redirecionado para uma página onde o usuário pode observar e receber informações sobre como anda a simulação, o tempo estimado até o final e uma porcentagem do progresso.</text:span></text:p>
      <text:p text:style-name="P8"><text:span text:style-name="T227"/></text:p>
      <text:p text:style-name="P8"><text:span text:style-name="T228">Extensões:</text:span></text:p>
      <text:p text:style-name="P8"><text:span text:style-name="T228">1.1 A página não está disponível: Mostrar uma mensagem do motivo do serviço estar inativo.</text:span></text:p>
      <text:p text:style-name="P8"><text:span text:style-name="T228">1.1 Erro na exibição das informações: Tentar novamente um pedido sobre as informações ao Framework Sleigh, caso ainda ocorra erro, avisar ao usuário para tentar mais tarde. </text:span></text:p>
      <text:p text:style-name="P8"><text:span text:style-name="T229"/></text:p>
      <text:p text:style-name="P8"><text:span text:style-name="T230">Informação Relacionada:</text:span></text:p>
      <text:p text:style-name="P8"><text:span text:style-name="T230">Prioridade: 5.</text:span></text:p>
      <text:p text:style-name="P8"><text:span text:style-name="T230">RNF: Usabilidade, performance.</text:span></text:p>
      <text:p text:style-name="P8"><text:span text:style-name="T230">Frequência: Baixa.</text:span></text:p>
      <text:p text:style-name="P8"><text:span text:style-name="T230">Caso de Uso Pai: -</text:span></text:p>
      <text:p text:style-name="P8"><text:span text:style-name="T230">Caso de Uso Subordinados: -</text:span></text:p>
      <text:p text:style-name="P8"><text:span text:style-name="T230">Atores Secundários: North Pole(???).</text:span></text:p>
      <text:p text:style-name="P9"><text:span text:style-name="T231"/></text:p>
      <text:p text:style-name="P9"><text:span text:style-name="T231"/></text:p>
      <text:p text:style-name="P9"><text:span text:style-name="T232">Glossário</text:span></text:p>
      <text:p text:style-name="P9"><text:span text:style-name="T233">Broker = Framework Sleigh.</text:span></text:p>
      <text:p text:style-name="P9"><text:span text:style-name="T233">Collaborator = Father.</text:span></text:p>
      <text:p text:style-name="P9"><text:span text:style-name="T233">Host manager = App Pine.</text:span></text:p>
      <text:p text:style-name="P9"><text:span text:style-name="T233">Peer-to-peer system = pine-to-pine.</text:span></text:p>
      <text:p text:style-name="P9"><text:span text:style-name="T233">Repository = North Pole.</text:span></text:p>
      <text:p text:style-name="P9"><text:span text:style-name="T233">Repository back-up = South Pole.</text:span></text:p>
      <text:p text:style-name="P9"><text:span text:style-name="T233">User = Children.</text:span></text:p>
      <text:p text:style-name="P9"><text:span text:style-name="T233">User account manager = Mother.</text:span></text:p>
      <text:p text:style-name="P9"><text:span text:style-name="T233">VM manager = boss.</text:span></text:p>
      <text:p text:style-name="P9"><text:span text:style-name="T233">Web interface = Cupid.</text:span></text:p>
      <text:p text:style-name="P9"><text:span text:style-name="T2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